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e2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3.33375cm" style:use-optimal-column-width="true"/>
    </style:style>
    <style:style style:name="co9" style:family="table-column">
      <style:table-column-properties fo:break-before="auto" style:column-width="36.6183333333333cm" style:use-optimal-column-width="true"/>
    </style:style>
    <style:style style:name="co10" style:family="table-column">
      <style:table-column-properties fo:break-before="auto" style:column-width="4.02166666666667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30.2947916666667cm"/>
    </style:style>
    <style:style style:name="co13" style:family="table-column">
      <style:table-column-properties fo:break-before="auto" style:column-width="6.00604166666667cm"/>
    </style:style>
    <style:style style:name="co14" style:family="table-column">
      <style:table-column-properties fo:break-before="auto" style:column-width="24.13cm"/>
    </style:style>
    <style:style style:name="co15" style:family="table-column">
      <style:table-column-properties fo:break-before="auto" style:column-width="4.49791666666667cm"/>
    </style:style>
    <style:style style:name="co16" style:family="table-column">
      <style:table-column-properties fo:break-before="auto" style:column-width="19.1822916666667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6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State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1-rev-ep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මෙහෙයුම් පරිගණක පද්ධතියේ ආරක්ෂාව හා වදන් සැකසීම යන පාඩම්වලට අදාළව අභ්‍යාස සාකච්ඡා කිරීම.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2-rev-ep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ක්‍රමලේඛ සංවර්ධනය ඒකකයේ ගැටලු වියෝජනය, ඇල්ගොරිතම ගොඩනැගීම සඳහා ගැලීම් සටහන් භාවිතය හා පාලන ව්‍යූහ යන කොටස් වලට අදාල අභ්‍යාස සාකච්ඡා කිරීම.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2-rev-ep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ක්‍රමලේඛ සංවර්ධනය පාඩම් ඒකකයේ ගැටලු වියෝජනය, ඇල්ගොරිතම ගොඩනැගීම සඳහා ගැලීම් සටහන් භාවිතය හා Scratch ක්‍රමලේඛ සංවර්ධන මෘදුකාංගය යන කොටස් වලට අදාල අභ්‍යාස සාකච්ඡා කිරීම.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2-rev-ep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ක්‍රමලේඛ සංවර්ධනය පාඩම් ඒකකයේ සියලු ම අනු මාතෘකාවලට අදාල අභ්‍යාස සාකච්ඡා කිරීම.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3-rev-ep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සමර්පණ මෘදුකාංග ඒකකයට සම්බන්ධ අභ්‍යාස සිදු කිරීම.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7" table:style-name="ce1">
            <text:p>20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ct-07-t3-rev-ep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තොරතුරු හා සන්නිවේදනය සඳහා අන්තර්ජාලය භාවිතය ඒකකයට සම්බන්ධ අභ්‍යාස සිදු කිරීම.</text:p>
          </table:table-cell>
          <table:table-cell table:number-columns-repeated="16374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Iskoola Pota" svg:font-family="&quot;Iskoola Pota&quot;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  <number:text>:</number:text>
      <number:seconds number:style="long"/>
    </number:tim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STRIX</meta:initial-creator>
    <dc:creator>edu</dc:creator>
    <meta:creation-date>2022-05-03T17:47:56Z</meta:creation-date>
    <dc:date>2022-09-09T09:04:18Z</dc:date>
    <meta:editing-cycles>24</meta:editing-cycles>
    <meta:editing-duration>PT4828S</meta:editing-duration>
  </office:meta>
</office:document-meta>
</file>